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cConfigurerTests.assertDecoderInstance( Decoder &lt; ? &gt;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decConfigurerTests.cloneEmptyCustomCod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CodecConfigur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ConfigurerTests.encoderDecoder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stCodecConfigurer.TestCodecConfigurer( TestCodecConfigur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ConfigurerTests.withDefaultCodec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decConfigurerTests.defaultsOffWithCustomWrit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decConfigurerTests.defaultAndCustomWrit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decConfigurerTests.assertStringDecoder( Decoder &lt; ? &gt; decoder , boolean text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cConfigurerTests.assertStringEncoder( Encoder &lt; ? &gt; encoder , boolean text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decConfigurer.cloneDefaultCod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ConfigurerTests.cloneDefaultCodec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decConfigurerTests.defaultR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decConfigurerTests.assertEncoderInstance( Encoder &lt; ? &gt; en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decConfigurer.TestCodec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ConfigurerTests.defaultWri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decConfigurerTests.cloneCustomCod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decConfigurerTests.defaultAndCustomRead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decConfigurerTests.getNextEncoder( List &lt; HttpMessageWriter &lt; ? &gt; &gt; wri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cConfigurerTests.defaultsOffCustomRead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decConfigurerTests.getNextDecoder( List &lt; HttpMessageReader &lt; ? &gt; &gt; r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